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20AAA83FF6C200C5F64.png" manifest:media-type="image/png"/>
  <manifest:file-entry manifest:full-path="Pictures/10000001000003A00000020A93417FFC59CFFF6E.png" manifest:media-type="image/png"/>
  <manifest:file-entry manifest:full-path="Pictures/10000001000003C70000022CF7A83DC6E4F6E5EF.png" manifest:media-type="image/png"/>
  <manifest:file-entry manifest:full-path="Pictures/10000001000003C70000022C2CE2ECC326B4A302.png" manifest:media-type="image/png"/>
  <manifest:file-entry manifest:full-path="Pictures/10000001000003C70000022C187DA279896A5925.png" manifest:media-type="image/png"/>
  <manifest:file-entry manifest:full-path="Pictures/10000001000003C70000022CA7740E9FFC3B25E1.png" manifest:media-type="image/png"/>
  <manifest:file-entry manifest:full-path="Pictures/10000001000003C70000022C8F84170296207991.png" manifest:media-type="image/png"/>
  <manifest:file-entry manifest:full-path="Pictures/1000000100000372000002291FD946160AED421C.png" manifest:media-type="image/png"/>
  <manifest:file-entry manifest:full-path="Pictures/10000001000003A00000020A997F0F712BD63948.png" manifest:media-type="image/png"/>
  <manifest:file-entry manifest:full-path="Pictures/1000000100000372000002297546396AD74B83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57cm" draw:z-index="0"><draw:image xlink:href="Pictures/1000000100000372000002297546396AD74B8319.png" xlink:type="simple" xlink:show="embed" xlink:actuate="onLoad" draw:mime-type="image/png"/></draw:frame></text:p>
      <text:p text:style-name="Standard"><draw:frame draw:style-name="fr1" draw:name="Image2" text:anchor-type="char" svg:width="17cm" svg:height="10.657cm" draw:z-index="1"><draw:image xlink:href="Pictures/1000000100000372000002291FD946160AED42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774cm" draw:z-index="2"><draw:image xlink:href="Pictures/10000001000003C70000022CA7740E9FFC3B25E1.png" xlink:type="simple" xlink:show="embed" xlink:actuate="onLoad" draw:mime-type="image/png"/></draw:frame><text:soft-page-break/></text:p>
      <text:p text:style-name="Standard"><draw:frame draw:style-name="fr1" draw:name="Image4" text:anchor-type="char" svg:width="17cm" svg:height="9.774cm" draw:z-index="3"><draw:image xlink:href="Pictures/10000001000003C70000022C8F841702962079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774cm" draw:z-index="4"><draw:image xlink:href="Pictures/10000001000003C70000022C2CE2ECC326B4A302.png" xlink:type="simple" xlink:show="embed" xlink:actuate="onLoad" draw:mime-type="image/png"/></draw:frame><text:soft-page-break/></text:p>
      <text:p text:style-name="Standard"><draw:frame draw:style-name="fr1" draw:name="Image6" text:anchor-type="char" svg:width="17cm" svg:height="9.774cm" draw:z-index="5"><draw:image xlink:href="Pictures/10000001000003C70000022C187DA279896A59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7" text:anchor-type="char" svg:width="17cm" svg:height="9.774cm" draw:z-index="6"><draw:image xlink:href="Pictures/10000001000003C70000022CF7A83DC6E4F6E5E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8" text:anchor-type="char" svg:width="17cm" svg:height="9.562cm" draw:z-index="7"><draw:image xlink:href="Pictures/10000001000003A00000020A93417FFC59CFFF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7cm" svg:height="9.562cm" draw:z-index="8"><draw:image xlink:href="Pictures/10000001000003A00000020AAA83FF6C200C5F64.png" xlink:type="simple" xlink:show="embed" xlink:actuate="onLoad" draw:mime-type="image/png"/></draw:frame><text:soft-page-break/></text:p>
      <text:p text:style-name="Standard"/>
      <text:p text:style-name="Standard"><draw:frame draw:style-name="fr1" draw:name="Image10" text:anchor-type="char" svg:width="17cm" svg:height="9.562cm" draw:z-index="9"><draw:image xlink:href="Pictures/10000001000003A00000020A997F0F712BD639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35:24.998486418</meta:creation-date>
    <meta:generator>LibreOffice/7.3.7.2$Linux_X86_64 LibreOffice_project/30$Build-2</meta:generator>
    <dc:date>2023-09-27T10:25:51.741661896</dc:date>
    <meta:editing-duration>PT7M1S</meta:editing-duration>
    <meta:editing-cycles>10</meta:editing-cycles>
    <meta:document-statistic meta:table-count="0" meta:image-count="10" meta:object-count="0" meta:page-count="8" meta:paragraph-count="0" meta:word-count="0" meta:character-count="0" meta:non-whitespace-character-count="0"/>
  </office:meta>
</office:document-meta>
</file>